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EE00000280E36F4E5E3CB4E7B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CJK SC2" svg:font-family="'Noto Sans CJK SC'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width="true" fo:min-height="2.25cm" fo:min-width="1.42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T1" style:family="text">
      <style:text-properties style:font-name="Liberation Serif1" style:font-name-asian="Liberation Serif1" style:font-name-complex="Liberation Serif1"/>
    </style:style>
    <style:style style:name="T2" style:family="text">
      <style:text-properties style:font-name="Liberation Sans2" style:font-name-asian="Liberation Sans2" style:font-name-complex="Liberation Sans2"/>
    </style:style>
    <style:style style:name="T3" style:family="text">
      <style:text-properties style:font-name="Liberation Sans" style:font-name-asian="Liberation Sans2" style:font-name-complex="Liberation Sans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744cm" svg:height="11.288cm" svg:x="1.506cm" svg:y="1.212cm">
          <draw:image xlink:href="Pictures/10000001000003EE00000280E36F4E5E3CB4E7B8.png" xlink:type="simple" xlink:show="embed" xlink:actuate="onLoad" draw:mime-type="image/png">
            <text:p/>
          </draw:image>
        </draw:frame>
        <draw:frame draw:style-name="gr2" draw:text-style-name="P2" draw:layer="layout" svg:width="1.925cm" svg:height="2.5cm" svg:x="1.5cm" svg:y="6.25cm">
          <draw:text-box>
            <text:p>5K <text:span text:style-name="T1">Ω</text:span></text:p>
          </draw:text-box>
        </draw:frame>
        <draw:frame draw:style-name="gr3" draw:text-style-name="P2" draw:layer="layout" svg:width="3.75cm" svg:height="2cm" svg:x="10.75cm" svg:y="7.25cm">
          <draw:text-box>
            <text:p>3.5 V</text:p>
          </draw:text-box>
        </draw:frame>
        <draw:frame draw:style-name="gr4" draw:text-style-name="P2" draw:layer="layout" svg:width="3cm" svg:height="2.25cm" svg:x="17cm" svg:y="6.25cm">
          <draw:text-box>
            <text:p>15 <text:span text:style-name="T2">μ</text:span><text:span text:style-name="T3">F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CJK SC2" svg:font-family="'Noto Sans CJK SC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5-24T10:44:19.133772013</dc:date>
    <meta:editing-duration>PT13M55S</meta:editing-duration>
    <meta:editing-cycles>2</meta:editing-cycles>
    <meta:generator>LibreOffice/7.3.3.2$Linux_X86_64 LibreOffice_project/30$Build-2</meta:generator>
    <meta:document-statistic meta:object-count="4"/>
  </office:meta>
</office:document-meta>
</file>